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7382in" svg:y="14.3346in">
            <draw:object draw:notify-on-update-of-ranges="Sheet1.A1:Sheet1.A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56338028169" calcext:value-type="float">
            <text:p>0.5633802817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577464788732" calcext:value-type="float">
            <text:p>0.5774647887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9014084507" calcext:value-type="float">
            <text:p>0.6901408451</text:p>
          </table:table-cell>
          <table:table-cell/>
        </table:table-row>
        <table:table-row table:style-name="ro1">
          <table:table-cell office:value-type="float" office:value="0.704225352113" calcext:value-type="float">
            <text:p>0.7042253521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9014084507" calcext:value-type="float">
            <text:p>0.6901408451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577464788732" calcext:value-type="float">
            <text:p>0.5774647887</text:p>
          </table:table-cell>
          <table:table-cell/>
        </table:table-row>
        <table:table-row table:style-name="ro1">
          <table:table-cell office:value-type="float" office:value="0.577464788732" calcext:value-type="float">
            <text:p>0.5774647887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535211267606" calcext:value-type="float">
            <text:p>0.5352112676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577464788732" calcext:value-type="float">
            <text:p>0.5774647887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9014084507" calcext:value-type="float">
            <text:p>0.6901408451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591549295775" calcext:value-type="float">
            <text:p>0.5915492958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577464788732" calcext:value-type="float">
            <text:p>0.5774647887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9014084507" calcext:value-type="float">
            <text:p>0.6901408451</text:p>
          </table:table-cell>
          <table:table-cell/>
        </table:table-row>
        <table:table-row table:style-name="ro1">
          <table:table-cell office:value-type="float" office:value="0.732394366197" calcext:value-type="float">
            <text:p>0.7323943662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9014084507" calcext:value-type="float">
            <text:p>0.6901408451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549295774648" calcext:value-type="float">
            <text:p>0.5492957746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591549295775" calcext:value-type="float">
            <text:p>0.5915492958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9014084507" calcext:value-type="float">
            <text:p>0.6901408451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9014084507" calcext:value-type="float">
            <text:p>0.6901408451</text:p>
          </table:table-cell>
          <table:table-cell/>
        </table:table-row>
        <table:table-row table:style-name="ro1">
          <table:table-cell office:value-type="float" office:value="0.591549295775" calcext:value-type="float">
            <text:p>0.5915492958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47887323944" calcext:value-type="float">
            <text:p>0.6478873239</text:p>
          </table:table-cell>
          <table:table-cell/>
        </table:table-row>
        <table:table-row table:style-name="ro1">
          <table:table-cell office:value-type="float" office:value="0.577464788732" calcext:value-type="float">
            <text:p>0.5774647887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61971830986" calcext:value-type="float">
            <text:p>0.661971831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19718309859" calcext:value-type="float">
            <text:p>0.6197183099</text:p>
          </table:table-cell>
          <table:table-cell/>
        </table:table-row>
        <table:table-row table:style-name="ro1">
          <table:table-cell office:value-type="float" office:value="0.633802816901" calcext:value-type="float">
            <text:p>0.6338028169</text:p>
          </table:table-cell>
          <table:table-cell/>
        </table:table-row>
        <table:table-row table:style-name="ro1">
          <table:table-cell office:value-type="float" office:value="0.605633802817" calcext:value-type="float">
            <text:p>0.6056338028</text:p>
          </table:table-cell>
          <table:table-cell/>
        </table:table-row>
        <table:table-row table:style-name="ro1">
          <table:table-cell office:value-type="float" office:value="0.676056338028" calcext:value-type="float">
            <text:p>0.676056338</text:p>
          </table:table-cell>
          <table:table-cell/>
        </table:table-row>
        <table:table-row table:style-name="ro1">
          <table:table-cell table:formula="of:=SUM([.A1:.A100])/100" office:value-type="float" office:value="0.63802816901402" calcext:value-type="float">
            <text:p>0.638028169</text:p>
          </table:table-cell>
          <table:table-cell office:value-type="string" calcext:value-type="string">
            <text:p>&gt;AVG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olumn 1</text:span>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$A$1:.$A$1048576])" office:value-type="float" office:value="0.63802816901402" calcext:value-type="float">
            <text:p>0.638028169</text:p>
          </table:table-cell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VAR([.$A$1:.$A$1048576])/COUNT([.$A$1:.$A$1048576]))" office:value-type="float" office:value="0.00350365207820298" calcext:value-type="float">
            <text:p>0.0035036521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$A$1:.$A$1048576])" office:value-type="float" office:value="0.647887323944" calcext:value-type="float">
            <text:p>0.6478873239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$A$1:.$A$1048576])" office:value-type="float" office:value="0.633802816901" calcext:value-type="float">
            <text:p>0.6338028169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$A$1:.$A$1048576])" office:value-type="float" office:value="0.0012398333663947" calcext:value-type="float">
            <text:p>0.0012398334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$A$1:.$A$1048576])" office:value-type="float" office:value="0.0352112676056216" calcext:value-type="float">
            <text:p>0.0352112676</text:p>
          </table:table-cell>
        </table:table-row>
        <table:table-row table:style-name="ro1">
          <table:table-cell office:value-type="string" calcext:value-type="string">
            <text:p>Kurtosis</text:p>
          </table:table-cell>
          <table:table-cell table:formula="of:=KURT([.$A$1:.$A$1048576])" office:value-type="float" office:value="0.281267502373548" calcext:value-type="float">
            <text:p>0.2812675024</text:p>
          </table:table-cell>
        </table:table-row>
        <table:table-row table:style-name="ro1">
          <table:table-cell office:value-type="string" calcext:value-type="string">
            <text:p>Skewness</text:p>
          </table:table-cell>
          <table:table-cell table:formula="of:=SKEW([.$A$1:.$A$1048576])" office:value-type="float" office:value="-0.310272000003273" calcext:value-type="float">
            <text:p>-0.310272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MAX([.$A$1:.$A$1048576])-MIN([.$A$1:.$A$1048576])" office:value-type="float" office:value="0.197183098591" calcext:value-type="float">
            <text:p>0.1971830986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$A$1:.$A$1048576])" office:value-type="float" office:value="0.535211267606" calcext:value-type="float">
            <text:p>0.5352112676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$A$1:.$A$1048576])" office:value-type="float" office:value="0.732394366197" calcext:value-type="float">
            <text:p>0.732394366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$A$1:.$A$1048576])" office:value-type="float" office:value="64.440845070416" calcext:value-type="float">
            <text:p>64.4408450704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$A$1:.$A$1048576])" office:value-type="float" office:value="101" calcext:value-type="float">
            <text:p>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18:52:26.862425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9:40:07.098951816</meta:creation-date>
    <dc:date>2015-02-22T18:59:58.830434778</dc:date>
    <meta:editing-duration>PT20S</meta:editing-duration>
    <meta:editing-cycles>3</meta:editing-cycles>
    <meta:generator>LibreOffice/4.2.7.2$Linux_X86_64 LibreOffice_project/420m0$Build-2</meta:generator>
    <meta:document-statistic meta:table-count="1" meta:cell-count="1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3cm" svg:y="4.201cm" style:legend-expansion="high" chart:style-name="ch2"/>
        <chart:plot-area chart:style-name="ch3" table:cell-range-address="Sheet1.A1:Sheet1.A100" svg:x="0.32cm" svg:y="0.18cm" svg:width="13.123cm" svg:height="8.64cm">
          <chartooo:coordinate-region svg:x="1.047cm" svg:y="0.379cm" svg:width="12.39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3802816901">
                <text:p>0.633802816901</text:p>
                <draw:g>
                  <svg:desc>Sheet1.A1:Sheet1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338028169">
                <text:p>0.56338028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7464788732">
                <text:p>0.577464788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014084507">
                <text:p>0.69014084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4225352113">
                <text:p>0.704225352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9014084507">
                <text:p>0.69014084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7464788732">
                <text:p>0.577464788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7464788732">
                <text:p>0.577464788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5211267606">
                <text:p>0.535211267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7464788732">
                <text:p>0.5774647887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014084507">
                <text:p>0.69014084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1549295775">
                <text:p>0.591549295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77464788732">
                <text:p>0.577464788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9014084507">
                <text:p>0.69014084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2394366197">
                <text:p>0.7323943661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014084507">
                <text:p>0.690140845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9295774648">
                <text:p>0.549295774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91549295775">
                <text:p>0.5915492957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9014084507">
                <text:p>0.690140845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76056338028">
                <text:p>0.676056338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9014084507">
                <text:p>0.690140845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1549295775">
                <text:p>0.5915492957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7887323944">
                <text:p>0.6478873239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77464788732">
                <text:p>0.5774647887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61971830986">
                <text:p>0.6619718309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19718309859">
                <text:p>0.6197183098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33802816901">
                <text:p>0.6338028169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05633802817">
                <text:p>0.6056338028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76056338028">
                <text:p>0.676056338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